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MetadataMemberClassTests.againstMemb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lassMetadataMemberClassTests.withNoMemb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lassMetadataMemberClassTests.withNonPublicMemb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lassMetadataMemberClassTests.withPublicMemb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